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4" style:family="table-column">
      <style:table-column-properties fo:break-before="auto" style:column-width="1.9736in"/>
    </style:style>
    <style:style style:name="co15" style:family="table-column">
      <style:table-column-properties fo:break-before="auto" style:column-width="4.7291in"/>
    </style:style>
    <style:style style:name="co16" style:family="table-column">
      <style:table-column-properties fo:break-before="auto" style:column-width="1.9138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5811in"/>
    </style:style>
    <style:style style:name="co38" style:family="table-column">
      <style:table-column-properties fo:break-before="auto" style:column-width="1.2992in"/>
    </style:style>
    <style:style style:name="co39" style:family="table-column">
      <style:table-column-properties fo:break-before="auto" style:column-width="3.6283in"/>
    </style:style>
    <style:style style:name="co41" style:family="table-column">
      <style:table-column-properties fo:break-before="auto" style:column-width="1.3319in"/>
    </style:style>
    <style:style style:name="co42" style:family="table-column">
      <style:table-column-properties fo:break-before="auto" style:column-width="2.0346in"/>
    </style:style>
    <style:style style:name="co43" style:family="table-column">
      <style:table-column-properties fo:break-before="auto" style:column-width="1.8366in"/>
    </style:style>
    <style:style style:name="co44" style:family="table-column">
      <style:table-column-properties fo:break-before="auto" style:column-width="1.7783in"/>
    </style:style>
    <style:style style:name="co45" style:family="table-column">
      <style:table-column-properties fo:break-before="auto" style:column-width="1.8508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ro8" style:family="table-row">
      <style:table-row-properties style:row-height="0.1791in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26" style:family="table" style:master-page-name="PageStyle_5f_3_5f_1_5f_Atome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27" style:family="table" style:master-page-name="PageStyle_5f_18_5f_3_5f_Lettre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5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5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5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6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5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5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5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5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27" office:value-type="string">
            <text:p>Ellipse + tri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27" office:value-type="string">
            <text:p>Ellipse + cloud and 2D &gt;&lt; 3D</text:p>
          </table:table-cell>
          <table:table-cell table:number-columns-repeated="1021"/>
        </table:table-row>
        <table:table-row table:style-name="ro5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27" office:value-type="string">
            <text:p>Triangle + tri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27" office:value-type="string">
            <text:p>Triangle + cloud and 2D &gt;&lt; 3D</text:p>
          </table:table-cell>
          <table:table-cell table:number-columns-repeated="1021"/>
        </table:table-row>
        <table:table-row table:style-name="ro5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27" office:value-type="string">
            <text:p>Rectagnle + rectangle and 2D &gt;&lt; 3D</text:p>
          </table:table-cell>
          <table:table-cell table:number-columns-repeated="1021"/>
        </table:table-row>
        <table:table-row table:style-name="ro5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27" office:value-type="string">
            <text:p>Rectagle + cloud and 2D &gt;&lt; 3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Height</text:p>
          </table:table-cell>
          <table:table-cell table:style-name="ce15" office:value-type="string">
            <text:p>Yes 8-11</text:p>
          </table:table-cell>
          <table:table-cell table:style-name="ce1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Depth</text:p>
          </table:table-cell>
          <table:table-cell table:style-name="ce15" office:value-type="string">
            <text:p>Yes 10-11</text:p>
          </table:table-cell>
          <table:table-cell table:style-name="ce1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table:table-column table:style-name="co19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6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3" table:print="false">
        <office:forms form:automatic-focus="false" form:apply-design-mode="false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5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5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5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5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5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5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5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5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5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5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5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5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5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5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5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5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5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5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5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5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5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5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5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19" office:value-type="string">
            <text:p>Specific key</text:p>
          </table:table-cell>
          <table:table-cell table:style-name="ce19" table:number-columns-repeated="2"/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5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5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7" table:print="false">
        <office:forms form:automatic-focus="false" form:apply-design-mode="false"/>
        <table:table-column table:style-name="co45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8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show the point letter</text:p>
          </table:table-cell>
          <table:table-cell/>
        </table:table-row>
        <table:table-row table:style-name="ro8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show the line letter</text:p>
          </table:table-cell>
          <table:table-cell/>
        </table:table-row>
        <table:table-row table:style-name="ro8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show the trianle fac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 -mode 3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 -mode 3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 -mode 3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 -mode 3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yes</text:p>
          </table:table-cell>
          <table:table-cell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yes</text:p>
          </table:table-cell>
          <table:table-cell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20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42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43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44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1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12/09/2014</text:date>, <text:time>20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12-09T20:58:03</dc:date>
    <meta:editing-cycles>132</meta:editing-cycles>
    <meta:editing-duration>P8DT4H19M47S</meta:editing-duration>
    <meta:generator>OpenOffice.org/3.4.1$Unix OpenOffice.org_project/341m1$Build-9593</meta:generator>
    <meta:document-statistic meta:table-count="26" meta:cell-count="7061" meta:object-count="0"/>
  </office:meta>
</office:document-meta>
</file>